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1.906cm" fo:min-width="1.656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1.401cm" fo:min-width="3.183cm"/>
    </style:style>
    <style:style style:name="gr3" style:family="graphic" style:parent-style-name="objectwithoutfill">
      <style:graphic-properties draw:marker-start="" draw:marker-end="Arrow" draw:fill="none" draw:textarea-vertical-align="middle"/>
    </style:style>
    <style:style style:name="gr4" style:family="graphic" style:parent-style-name="objectwithoutfill">
      <style:graphic-properties draw:marker-start="Arrow" draw:marker-end="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1.492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2.55cm"/>
    </style:style>
    <style:style style:name="gr7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00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9cm" fo:min-width="0cm"/>
    </style:style>
    <style:style style:name="gr10" style:family="graphic" style:parent-style-name="objectwithoutfill">
      <style:graphic-properties draw:marker-end="Arrow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3.147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2.699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font-size="12pt" style:font-size-asian="12pt" style:font-size-complex="12pt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fo:font-size="12pt" style:font-size-asian="12pt" style:font-size-complex="12pt"/>
    </style:style>
    <style:style style:name="P6" style:family="paragraph">
      <loext:graphic-properties draw:fill="none" draw:fill-color="#ffffff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048cm" svg:height="3.048cm" svg:x="3.159cm" svg:y="2.778cm">
          <text:p text:style-name="P1"><text:span text:style-name="T1">Systemstati </text:span></text:p>
          <text:p text:style-name="P1"><text:span text:style-name="T1">aktualisiere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3.683cm" svg:height="1.651cm" svg:x="12.557cm" svg:y="3.921cm">
          <text:p text:style-name="P1">Neteye</text:p>
          <draw:enhanced-geometry svg:viewBox="0 0 21600 21600" draw:type="rectangle" draw:enhanced-path="M 0 0 L 21600 0 21600 21600 0 21600 0 0 Z N"/>
        </draw:custom-shape>
        <draw:path draw:style-name="gr3" draw:text-style-name="P4" draw:layer="layout" svg:width="6.108cm" svg:height="2.211cm" draw:transform="rotate (0.269129770657526) translate (6.07999999812758cm 3.66699999321148cm)" svg:viewBox="0 0 6109 2212" svg:d="M0 0c3821 0 6109 2212 6109 2212">
          <text:p/>
        </draw:path>
        <draw:path draw:style-name="gr4" draw:text-style-name="P4" draw:layer="layout" svg:width="4.095cm" svg:height="1.973cm" draw:transform="skewX (-0.263370184125944) rotate (0.85259333959923) translate (7.98469621010718cm 7.73115085312789cm)" svg:viewBox="0 0 4096 1974" svg:d="M0 0c2562 0 4096 1974 4096 1974">
          <text:p/>
        </draw:path>
        <draw:frame draw:style-name="gr5" draw:text-style-name="P5" draw:layer="layout" svg:width="1.992cm" svg:height="0.729cm" svg:x="8.112cm" svg:y="2.524cm">
          <draw:text-box>
            <text:p><text:span text:style-name="T1">Abfrage</text:span></text:p>
          </draw:text-box>
        </draw:frame>
        <draw:frame draw:style-name="gr6" draw:text-style-name="P5" draw:layer="layout" svg:width="3.05cm" svg:height="0.729cm" svg:x="7.223cm" svg:y="5.699cm">
          <draw:text-box>
            <text:p><text:span text:style-name="T1">Systemstatus</text:span></text:p>
          </draw:text-box>
        </draw:frame>
        <draw:line draw:style-name="gr7" draw:text-style-name="P4" draw:layer="layout" svg:x1="6.207cm" svg:y1="7.858cm" svg:x2="10.525cm" svg:y2="7.858cm">
          <text:p/>
        </draw:line>
        <draw:line draw:style-name="gr7" draw:text-style-name="P4" draw:layer="layout" svg:x1="6.207cm" svg:y1="8.62cm" svg:x2="10.525cm" svg:y2="8.62cm">
          <text:p/>
        </draw:line>
        <draw:frame draw:style-name="gr8" draw:text-style-name="P6" draw:layer="layout" svg:width="0.502cm" svg:height="1.195cm" svg:x="6.842cm" svg:y="8.112cm">
          <draw:text-box>
            <text:p/>
          </draw:text-box>
        </draw:frame>
        <draw:frame draw:style-name="gr9" draw:text-style-name="P5" draw:layer="layout" svg:width="5.334cm" svg:height="0.729cm" svg:x="6.207cm" svg:y="7.891cm">
          <draw:text-box>
            <text:p><text:span text:style-name="T1">Systemstatusverlauf</text:span></text:p>
          </draw:text-box>
        </draw:frame>
        <draw:custom-shape draw:style-name="gr1" draw:text-style-name="P2" draw:layer="layout" svg:width="3.048cm" svg:height="3.048cm" svg:x="12.811cm" svg:y="6.715cm">
          <text:p text:style-name="P1"><text:span text:style-name="T1">Gui Abfrag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4" draw:text-style-name="P4" draw:layer="layout" svg:width="2.086cm" svg:height="0.985cm" draw:transform="skewX (-0.577703982410123) rotate (0.66776297181303) translate (15.0968153795475cm 6.96906319848867cm)" svg:viewBox="0 0 2087 986" svg:d="M0 0c1305 0 2087 986 2087 986">
          <text:p/>
        </draw:path>
        <draw:path draw:style-name="gr3" draw:text-style-name="P4" draw:layer="layout" svg:width="2.249cm" svg:height="1.065cm" draw:transform="skewX (0.552396708256205) rotate (2.47033902327277) translate (16.9679036218773cm 10.9087820207814cm)" svg:viewBox="0 0 2250 1066" svg:d="M2250 0c-1409 0-2250 1066-2250 1066">
          <text:p/>
        </draw:path>
        <draw:path draw:style-name="gr10" draw:text-style-name="P4" draw:layer="layout" svg:width="4.754cm" svg:height="2.024cm" draw:transform="skewX (-0.0396189740202712) rotate (-0.483630735727629) translate (8.85550141528616cm 6.9170265428661cm)" svg:viewBox="0 0 4755 2025" svg:d="M0 2025c3005-1 4755-2025 4755-2025">
          <text:p/>
        </draw:path>
        <draw:frame draw:style-name="gr11" draw:text-style-name="P5" draw:layer="layout" svg:width="3.647cm" svg:height="0.729cm" svg:x="15.514cm" svg:y="6.494cm">
          <draw:text-box>
            <text:p><text:span text:style-name="T1">Benutzerabfrage</text:span></text:p>
          </draw:text-box>
        </draw:frame>
        <draw:frame draw:style-name="gr12" draw:text-style-name="P5" draw:layer="layout" svg:width="3.808cm" svg:height="0.729cm" svg:x="15.387cm" svg:y="9.161cm">
          <draw:text-box>
            <text:p><text:span text:style-name="T1">Statusinformatio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31T14:21:15.477627398</meta:creation-date>
    <dc:date>2015-06-02T14:01:05.362867083</dc:date>
    <meta:editing-duration>PT6M</meta:editing-duration>
    <meta:editing-cycles>3</meta:editing-cycles>
    <meta:generator>LibreOffice/4.4.2.2$Linux_X86_64 LibreOffice_project/40m0$Build-2</meta:generator>
    <meta:document-statistic meta:object-count="16"/>
  </office:meta>
</office:document-meta>
</file>